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WebSocketHandlerDecorator.afterConnectionEstablished( WebSocket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WebSocketHandlerDecorator.afterConnectionClosed( WebSocketSession session , CloseStatus close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WebSocketHandlerDecorator.handleMessage( WebSocketSession session , WebSocket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WebSocketHandlerDecorator.handleTransportError( WebSocketSession session , Throwable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WebSocketHandlerDecorator.ExceptionWebSocketHandlerDecorator( WebSocket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WebSocketHandlerDecorator.tryCloseWithError( WebSocketSession session , Throwable exception , Log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